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72a" officeooo:paragraph-rsid="0015072a"/>
    </style:style>
    <style:style style:name="P2" style:family="paragraph" style:parent-style-name="Standard">
      <style:text-properties officeooo:rsid="0016ce80" officeooo:paragraph-rsid="0016ce80"/>
    </style:style>
    <style:style style:name="P3" style:family="paragraph" style:parent-style-name="Standard">
      <style:text-properties officeooo:rsid="00171c4b" officeooo:paragraph-rsid="00171c4b"/>
    </style:style>
    <style:style style:name="P4" style:family="paragraph" style:parent-style-name="Standard">
      <style:text-properties officeooo:rsid="00171c4b" officeooo:paragraph-rsid="00190680"/>
    </style:style>
    <style:style style:name="P5" style:family="paragraph" style:parent-style-name="Standard">
      <style:text-properties officeooo:rsid="00190680" officeooo:paragraph-rsid="00190680"/>
    </style:style>
    <style:style style:name="P6" style:family="paragraph" style:parent-style-name="Standard">
      <style:text-properties officeooo:rsid="00195375" officeooo:paragraph-rsid="00195375"/>
    </style:style>
    <style:style style:name="P7" style:family="paragraph" style:parent-style-name="Standard">
      <style:text-properties officeooo:rsid="001b0906" officeooo:paragraph-rsid="001b0906"/>
    </style:style>
    <style:style style:name="P8" style:family="paragraph" style:parent-style-name="Standard">
      <style:text-properties officeooo:rsid="001cd770" officeooo:paragraph-rsid="001cd770"/>
    </style:style>
    <style:style style:name="P9" style:family="paragraph" style:parent-style-name="Standard">
      <style:text-properties officeooo:rsid="001cd770" officeooo:paragraph-rsid="001f8d6c"/>
    </style:style>
    <style:style style:name="P10" style:family="paragraph" style:parent-style-name="Standard">
      <style:text-properties officeooo:rsid="001ea7a6" officeooo:paragraph-rsid="001ea7a6"/>
    </style:style>
    <style:style style:name="P11" style:family="paragraph" style:parent-style-name="Standard">
      <style:text-properties officeooo:rsid="001f8d6c" officeooo:paragraph-rsid="001f8d6c"/>
    </style:style>
    <style:style style:name="P12" style:family="paragraph" style:parent-style-name="Standard">
      <style:text-properties officeooo:rsid="0023f332" officeooo:paragraph-rsid="0023f332"/>
    </style:style>
    <style:style style:name="P13" style:family="paragraph" style:parent-style-name="Standard">
      <style:text-properties officeooo:rsid="0024fe5e" officeooo:paragraph-rsid="0024fe5e"/>
    </style:style>
    <style:style style:name="P14" style:family="paragraph" style:parent-style-name="Standard">
      <style:text-properties officeooo:rsid="0020889f" officeooo:paragraph-rsid="001ea7a6"/>
    </style:style>
    <style:style style:name="T1" style:family="text">
      <style:text-properties officeooo:rsid="0016ce80"/>
    </style:style>
    <style:style style:name="T2" style:family="text">
      <style:text-properties officeooo:rsid="00171c4b"/>
    </style:style>
    <style:style style:name="T3" style:family="text">
      <style:text-properties officeooo:rsid="00190680"/>
    </style:style>
    <style:style style:name="T4" style:family="text">
      <style:text-properties officeooo:rsid="001f8d6c"/>
    </style:style>
    <style:style style:name="T5" style:family="text">
      <style:text-properties style:text-position="super 58%"/>
    </style:style>
    <style:style style:name="T6" style:family="text">
      <style:text-properties officeooo:rsid="0026f6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Javascript is to program the behaviour of the web pages.</text:p>
      <text:p text:style-name="P1">2.Make web pages dyanmic.</text:p>
      <text:p text:style-name="P1">To change the content of the Html,one of the common method we use frquently is</text:p>
      <text:p text:style-name="P1">document.getElementById</text:p>
      <text:p text:style-name="P1">throught this</text:p>
      <text:p text:style-name="P1">we change the style of the font</text:p>
      <text:p text:style-name="P1">we can validate the data</text:p>
      <text:p text:style-name="P1">Javascript can be inserted into script tags</text:p>
      <text:p text:style-name="P1">javascript tag can be placed either in the head or body tag.</text:p>
      <text:p text:style-name="P1"/>
      <text:p text:style-name="P1">It is always a good practice to put script tags in the body section of the html,becoz html display </text:p>
      <text:p text:style-name="P1">is not blocked by script loading.</text:p>
      <text:p text:style-name="P1">It is also good to place the script in a separate file when we want to use same file for different webpages.</text:p>
      <text:p text:style-name="P1">External file dont have <text:s/>the script tags.but the internal files have script tags.</text:p>
      <text:p text:style-name="P1">Advt of external files:</text:p>
      <text:p text:style-name="P1">1.makes the HTML and javascript code separate and more readable.</text:p>
      <text:p text:style-name="P1">2.Cached javascript files can make page load fast.</text:p>
      <text:p text:style-name="P2"/>
      <text:p text:style-name="P2">[javascript porgrams are executed by the web browser]</text:p>
      <text:p text:style-name="P2"/>
      <text:p text:style-name="P1">Javascript display:</text:p>
      <text:p text:style-name="P1">1.widow.alert makes an alert in the window. [to display the data]</text:p>
      <text:p text:style-name="P1">2.Document.write for writing the HTML output[it is convenient for testing]</text:p>
      <text:p text:style-name="P1">3.writing into HTML element use innerHTML[it is to change the content of the html element]</text:p>
      <text:p text:style-name="P1">4.console.log to write into console.[<text:span text:style-name="T1">it is display data into browser console]</text:span></text:p>
      <text:p text:style-name="P1"/>
      <text:p text:style-name="P2">Synatx:</text:p>
      <text:p text:style-name="P2">1.every statement is terminated by ;</text:p>
      <text:p text:style-name="P2">2.follows the camel<text:span text:style-name="T2">case</text:span> fro naming variables like firstName</text:p>
      <text:p text:style-name="P2">3.case sensitive x and X are different</text:p>
      <text:p text:style-name="P2">3.follows ducktyping no need to declare the variables.</text:p>
      <text:p text:style-name="P2"/>
      <text:p text:style-name="P3">It uses two types of vaues.</text:p>
      <text:p text:style-name="P3">1.fixed values which is called literals.</text:p>
      <text:p text:style-name="P3">2.variable values are called variables.</text:p>
      <text:p text:style-name="P3">ex.fixed value 4 + 5</text:p>
      <text:p text:style-name="P3">ex.variable value x = 10;</text:p>
      <text:p text:style-name="P3"/>
      <text:p text:style-name="P3">literals are </text:p>
      <text:p text:style-name="P3">numbers with decimal or without decimal</text:p>
      <text:p text:style-name="P3">strings with ' or “</text:p>
      <text:p text:style-name="P3">expressions like 4 * 5</text:p>
      <text:p text:style-name="P3"/>
      <text:p text:style-name="P3">Variables:</text:p>
      <text:p text:style-name="P3">var x = 10; or </text:p>
      <text:p text:style-name="P3">x = 10;</text:p>
      <text:p text:style-name="P5">variables are also called identifiers or containers.</text:p>
      <text:p text:style-name="P5">Varibles are either undefined or defined </text:p>
      <text:p text:style-name="P5"><text:soft-page-break/>var x is undefined</text:p>
      <text:p text:style-name="P5">var x = 10;</text:p>
      <text:p text:style-name="P5"/>
      <text:p text:style-name="P3"><text:span text:style-name="T3">A</text:span>rithmatic operators:</text:p>
      <text:p text:style-name="P3">+,-,*,/ ,% <text:s/>are arithmatic operators.</text:p>
      <text:p text:style-name="P5">++ increment operators</text:p>
      <text:p text:style-name="P5">– decrement operator</text:p>
      <text:p text:style-name="P3"/>
      <text:p text:style-name="P3">Keywords:</text:p>
      <text:p text:style-name="P3">var date function alert prompt etc</text:p>
      <text:p text:style-name="P3"/>
      <text:p text:style-name="P3">Javascipt comments:</text:p>
      <text:p text:style-name="P4">// <text:span text:style-name="T3">is for single line comment</text:span> </text:p>
      <text:p text:style-name="P4">/* */ <text:span text:style-name="T3">is for multiple line comments</text:span></text:p>
      <text:p text:style-name="P5">the purpose of comment is for readability and prevents some lines from execution.</text:p>
      <text:p text:style-name="P3"/>
      <text:p text:style-name="P3">javascript follows unicode standard ex.utf-8</text:p>
      <text:p text:style-name="P3">utf- 8:</text:p>
      <text:p text:style-name="P3">1.it can be from 1 to 4 bytes log.</text:p>
      <text:p text:style-name="P3">2.it is backward compatible with ascii</text:p>
      <text:p text:style-name="P3">3.it is pref<text:span text:style-name="T3">er</text:span>red encoding for email and web pages.</text:p>
      <text:p text:style-name="P3"/>
      <text:p text:style-name="P5">Keywords are called reserved words.</text:p>
      <text:p text:style-name="P5"/>
      <text:p text:style-name="P5">When we add a string to a number the output is always a string.</text:p>
      <text:p text:style-name="P5"/>
      <text:p text:style-name="P5">Data types:</text:p>
      <text:p text:style-name="P5">1.Number x = 10 </text:p>
      <text:p text:style-name="P5">2.String names =”kasksdf”</text:p>
      <text:p text:style-name="P5">2.Array name =[“kk”,”ll”]</text:p>
      <text:p text:style-name="P5">3.Object person ={name:”sdsd”,zip:32432}</text:p>
      <text:p text:style-name="P5"/>
      <text:p text:style-name="P6">Booleans like True or False</text:p>
      <text:p text:style-name="P6"/>
      <text:p text:style-name="P6">typeof “dfkjgsd”</text:p>
      <text:p text:style-name="P6">typeof 12</text:p>
      <text:p text:style-name="P6"/>
      <text:p text:style-name="P7">Function:</text:p>
      <text:p text:style-name="P7">function myFunction(){</text:p>
      <text:p text:style-name="P7">return value</text:p>
      <text:p text:style-name="P7">}</text:p>
      <text:p text:style-name="P7">myFunction(value);</text:p>
      <text:p text:style-name="P7"/>
      <text:p text:style-name="P7">if we return a function without a () it will just a function statement</text:p>
      <text:p text:style-name="P7">javascript function can be used as a varibles.</text:p>
      <text:p text:style-name="P7"/>
      <text:p text:style-name="P8">Objects:</text:p>
      <text:p text:style-name="P8">person ={</text:p>
      <text:p text:style-name="P8">name:”kk”,</text:p>
      <text:p text:style-name="P8"><text:soft-page-break/>age:20</text:p>
      <text:p text:style-name="P8">};</text:p>
      <text:p text:style-name="P8">to access the objects we use </text:p>
      <text:p text:style-name="P9">person.name or </text:p>
      <text:p text:style-name="P9">person[“name”]</text:p>
      <text:p text:style-name="P8"/>
      <text:p text:style-name="P8">To declare the <text:s/>vari<text:span text:style-name="T4">a</text:span>bles <text:s/><text:span text:style-name="T6">as objrcts </text:span>we use <text:span text:style-name="T6">new..</text:span></text:p>
      <text:p text:style-name="P8">var x = new String();</text:p>
      <text:p text:style-name="P8">var y = new Number();</text:p>
      <text:p text:style-name="P8">var z = new Boolean();</text:p>
      <text:p text:style-name="P8"/>
      <text:p text:style-name="P10">String:</text:p>
      <text:p text:style-name="P10">string.indexOf to find the index of the string.</text:p>
      <text:p text:style-name="P10">String.lastIndexOf <text:s/>to find the last index of the string</text:p>
      <text:p text:style-name="P10">string.slice to write the first and the last of the string.</text:p>
      <text:p text:style-name="P10">String.slice(4,12) to print string from left to right</text:p>
      <text:p text:style-name="P10">string.slice(-12,-4)to print string from right to left</text:p>
      <text:p text:style-name="P11">string.slice(12) omit the first 12 and print the rest of the string.</text:p>
      <text:p text:style-name="P11">String.slice(-12)print the string from reverse</text:p>
      <text:p text:style-name="P11">string.substring() is called is slice.</text:p>
      <text:p text:style-name="P11">String.substr(7,6) is sting index from 7</text:p>
      <text:p text:style-name="P12">string.replace(“how”,”when”)</text:p>
      <text:p text:style-name="P12">where the how is replaces as when</text:p>
      <text:p text:style-name="P12">string.concat(“strin2”);</text:p>
      <text:p text:style-name="P12">used to concat two strings also used instead of “+”</text:p>
      <text:p text:style-name="P12">string.toLowerCase() to print lowercase</text:p>
      <text:p text:style-name="P12">string.toUpperCase() to print uppercase</text:p>
      <text:p text:style-name="P13">string.charAt(0) o th position character will be printed</text:p>
      <text:p text:style-name="P13">string.charCodeAt(0) print ascii code for 0<text:span text:style-name="T5">th</text:span> position.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2:00:47.873834620</meta:creation-date>
    <dc:date>2015-02-03T20:46:05.276754073</dc:date>
    <meta:editing-duration>PT14H19M55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3" meta:paragraph-count="105" meta:word-count="610" meta:character-count="3710" meta:non-whitespace-character-count="3191"/>
  </office:meta>
</office:document-meta>
</file>